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21pt" officeooo:rsid="001784ce" officeooo:paragraph-rsid="001784ce" style:font-size-asian="21pt" style:font-size-complex="2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CLUSIONS </text:span>: </text:p>
      <text:p text:style-name="P1"/>
      <text:p text:style-name="P1">1.Most Human Like Generation : ChatGPT and Claude Opus</text:p>
      <text:p text:style-name="P1"/>
      <text:p text:style-name="P1">2.Speed + Cost Efficiency : Grok</text:p>
      <text:p text:style-name="P1"/>
      <text:p text:style-name="P1">3.Best Integration of API : OpenAI ChatGPT</text:p>
      <text:p text:style-name="P1"/>
      <text:p text:style-name="P1">4.Fact Based + Browsing : Google Gemin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1:22:52.556607255</meta:creation-date>
    <dc:date>2025-07-07T11:25:16.103908967</dc:date>
    <meta:editing-duration>PT2M25S</meta:editing-duration>
    <meta:editing-cycles>1</meta:editing-cycles>
    <meta:document-statistic meta:table-count="0" meta:image-count="0" meta:object-count="0" meta:page-count="1" meta:paragraph-count="5" meta:word-count="31" meta:character-count="182" meta:non-whitespace-character-count="155"/>
    <meta:generator>LibreOffice/24.2.7.2$Linux_X86_64 LibreOffice_project/420$Build-2</meta:generator>
  </office:meta>
</office:document-meta>
</file>